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a35" officeooo:paragraph-rsid="00175a35"/>
    </style:style>
    <style:style style:name="P2" style:family="paragraph" style:parent-style-name="Standard">
      <style:paragraph-properties fo:line-height="200%"/>
      <style:text-properties officeooo:rsid="00175a35" officeooo:paragraph-rsid="00175a35"/>
    </style:style>
    <style:style style:name="P3" style:family="paragraph" style:parent-style-name="Standard" style:list-style-name="L1">
      <style:paragraph-properties fo:line-height="200%"/>
      <style:text-properties officeooo:rsid="00175a35" officeooo:paragraph-rsid="00175a35"/>
    </style:style>
    <style:style style:name="P4" style:family="paragraph" style:parent-style-name="Standard" style:list-style-name="L1">
      <style:paragraph-properties fo:line-height="200%"/>
      <style:text-properties style:font-name="Courier" fo:font-size="16pt" officeooo:rsid="00175a35" officeooo:paragraph-rsid="00175a35" style:font-size-asian="16pt" style:font-size-complex="16pt"/>
    </style:style>
    <style:style style:name="P5" style:family="paragraph" style:parent-style-name="Standard" style:list-style-name="L1">
      <style:paragraph-properties fo:line-height="200%"/>
      <style:text-properties officeooo:rsid="0017f282" officeooo:paragraph-rsid="0017f282"/>
    </style:style>
    <style:style style:name="P6" style:family="paragraph" style:parent-style-name="Standard" style:list-style-name="L1">
      <style:paragraph-properties fo:line-height="200%"/>
      <style:text-properties officeooo:paragraph-rsid="00175a35"/>
    </style:style>
    <style:style style:name="T1" style:family="text">
      <style:text-properties officeooo:rsid="00175a35"/>
    </style:style>
    <style:style style:name="T2" style:family="text">
      <style:text-properties style:font-name="Courier"/>
    </style:style>
    <style:style style:name="T3" style:family="text">
      <style:text-properties style:font-name="Courier" fo:font-size="16pt" style:font-size-asian="16pt" style:font-size-complex="16pt"/>
    </style:style>
    <style:style style:name="T4" style:family="text">
      <style:text-properties style:font-name="Courier" fo:font-size="16pt" officeooo:rsid="0017f282" style:font-size-asian="16pt" style:font-size-complex="16pt"/>
    </style:style>
    <style:style style:name="T5" style:family="text">
      <style:text-properties style:font-name="Liberation Serif" fo:font-size="16pt" officeooo:rsid="0017f282" style:font-size-asian="16pt" style:font-size-complex="16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17f282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 up the BeagleBone Black (BBB) end of reactive motor experiments:</text:p>
      <text:list xml:id="list5978406914834991711" text:style-name="L1">
        <text:list-item>
          <text:p text:style-name="P3">Make sure BBB is plugged into a powered USB port</text:p>
        </text:list-item>
        <text:list-item>
          <text:p text:style-name="P3">Make sure the power source is on, Caitrin.</text:p>
        </text:list-item>
        <text:list-item>
          <text:p text:style-name="P3">Wait for the computer to recognize that it's connected to BBB</text:p>
        </text:list-item>
        <text:list-item>
          <text:p text:style-name="P3">Use PuTTY to connect to BBB</text:p>
          <text:list>
            <text:list-item>
              <text:p text:style-name="P6"><text:span text:style-name="T1">Select “BBB” in the menu</text:span></text:p>
            </text:list-item>
            <text:list-item>
              <text:p text:style-name="P3">Click the “Load” button to the right</text:p>
            </text:list-item>
            <text:list-item>
              <text:p text:style-name="P3">Click to “Open” button on the bottom</text:p>
            </text:list-item>
          </text:list>
        </text:list-item>
        <text:list-item>
          <text:p text:style-name="P3">Now a terminal window will open, connected to the BBB. When it gives you the login prompt, type <text:span text:style-name="T3">root</text:span><text:span text:style-name="T6">, then</text:span> E<text:span text:style-name="T3">NTER</text:span>.</text:p>
        </text:list-item>
        <text:list-item>
          <text:p text:style-name="P3">Load all of the I/O bits required for reactive motor stuff by typing</text:p>
          <text:list>
            <text:list-item>
              <text:list>
                <text:list-header>
                  <text:p text:style-name="P4">echo spi0-loop &gt; $SLOTS</text:p>
                  <text:p text:style-name="P4">echo ADAFRUIT-SPI0 &gt; $SLOTS</text:p>
                </text:list-header>
              </text:list>
            </text:list-item>
          </text:list>
        </text:list-item>
        <text:list-item>
          <text:p text:style-name="P3">If you'd like to edit the code: <text:line-break/><text:tab/><text:span text:style-name="T3">nano reMoRC.cpp</text:span></text:p>
          <text:p text:style-name="P3">save changes with <text:span text:style-name="T3">CTRL+o</text:span>, then <text:span text:style-name="T3">ENTER<text:line-break/></text:span>exit with <text:span text:style-name="T3">CTRL+x<text:line-break/></text:span><text:span text:style-name="T7">recompile with:</text:span><text:span text:style-name="T4"><text:line-break/> g++ reMoRC.cpp GPIO.cpp -o reMoRC.o -pthreads</text:span></text:p>
        </text:list-item>
        <text:list-item>
          <text:p text:style-name="P5">To run the program: <text:line-break/><text:tab/>.<text:span text:style-name="T3">/reMoRC.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1:05:39.645190395</meta:creation-date>
    <dc:date>2016-04-13T11:27:57.482594351</dc:date>
    <meta:editing-duration>PT6M57S</meta:editing-duration>
    <meta:editing-cycles>1</meta:editing-cycles>
    <meta:document-statistic meta:table-count="0" meta:image-count="0" meta:object-count="0" meta:page-count="1" meta:paragraph-count="15" meta:word-count="149" meta:character-count="796" meta:non-whitespace-character-count="668"/>
    <meta:generator>LibreOffice/4.2.8.2$Linux_X86_64 LibreOffice_project/420m0$Build-2</meta:generator>
  </office:meta>
</office:document-meta>
</file>